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95cm" fo:min-width="6cm"/>
    </style:style>
    <style:style style:name="gr2" style:family="graphic" style:parent-style-name="standard">
      <style:graphic-properties draw:textarea-horizontal-align="justify" draw:textarea-vertical-align="middle" draw:auto-grow-height="false" fo:min-height="4.75cm" fo:min-width="6.3cm"/>
    </style:style>
    <style:style style:name="gr3" style:family="graphic" style:parent-style-name="standard">
      <style:graphic-properties draw:textarea-horizontal-align="justify" draw:textarea-vertical-align="middle" draw:auto-grow-height="false" fo:min-height="5.15cm" fo:min-width="7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6.7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2.3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3.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67cm" fo:min-width="0.774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3.3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3.4cm"/>
    </style:style>
    <style:style style:name="gr11" style:family="graphic" style:parent-style-name="standard">
      <style:graphic-properties svg:stroke-color="#ffffff" svg:stroke-opacity="0%" draw:fill="solid" draw:fill-color="#ffffff" draw:opacity="0%" draw:opacity-name="" draw:textarea-horizontal-align="justify" draw:textarea-vertical-align="middle" draw:auto-grow-height="false" fo:min-height="1.15cm" fo:min-width="2.6cm"/>
    </style:style>
    <style:style style:name="gr12" style:family="graphic" style:parent-style-name="standard">
      <style:graphic-properties draw:textarea-horizontal-align="justify" draw:textarea-vertical-align="middle" draw:auto-grow-height="false" fo:min-height="4.95cm" fo:min-width="6.3cm"/>
    </style:style>
    <style:style style:name="gr13" style:family="graphic" style:parent-style-name="standard">
      <style:graphic-properties svg:stroke-color="#ffffff" svg:stroke-opacity="0%" draw:fill="solid" draw:fill-color="#ffffff" draw:opacity="0%" draw:opacity-name="" draw:textarea-horizontal-align="justify" draw:textarea-vertical-align="middle" draw:auto-grow-height="false" fo:min-height="1.15cm" fo:min-width="3.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 draw:opacity="0%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6.2cm" svg:x="2cm" svg:y="1.6cm">
          <text:p text:style-name="P1"><text:span text:style-name="T1">Train (ext Thread)</text:span></text:p>
          <text:p text:style-name="P2">Int Position<text:line-break/>Line line<text:line-break/>Canton canton<text:line-break/>int speed<text:line-break/>bool hasArrived</text:p>
          <text:p text:style-name="P2"/>
          <text:p text:style-name="P2">run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8cm" svg:height="5cm" svg:x="10.8cm" svg:y="2.2cm">
          <text:p text:style-name="P1"><text:span text:style-name="T1">Line</text:span></text:p>
          <text:p text:style-name="P2">Int TotalLength<text:line-break/>int usedLength<text:line-break/>Canton&lt;&gt; cantons</text:p>
          <text:p text:style-name="P2"/>
          <text:p text:style-name="P2"><text:span text:style-name="T1">+ LineBuild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5cm" svg:height="5.4cm" svg:x="20.1cm" svg:y="1.6cm">
          <text:p text:style-name="P1"><text:span text:style-name="T1">Canton</text:span></text:p>
          <text:p text:style-name="P2">Int Id<text:line-break/>int startPoint<text:line-break/>int length<text:line-break/>Train occupyingTrai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2cm" svg:height="1.4cm" svg:x="1.2cm" svg:y="13.1cm">
          <text:p text:style-name="P3"><text:span text:style-name="T1">Simulation (Runnable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8cm" svg:height="1.4cm" svg:x="1.3cm" svg:y="16.9cm">
          <text:p text:style-name="P1">Line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2cm" svg:height="1.7cm" svg:x="7.8cm" svg:y="16.8cm">
          <text:p text:style-name="P1">1st canton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1cm" svg:y1="17.7cm" svg:x2="7.7cm" svg:y2="17.7cm">
          <text:p/>
        </draw:line>
        <draw:line draw:style-name="gr7" draw:text-style-name="P5" draw:layer="layout" svg:x1="12cm" svg:y1="17.6cm" svg:x2="13.6cm" svg:y2="17.6cm">
          <text:p/>
        </draw:line>
        <draw:custom-shape draw:style-name="gr8" draw:text-style-name="P5" draw:layer="layout" svg:width="1.8cm" svg:height="1.3cm" svg:x="13.5cm" svg:y="17cm">
          <text:p text:style-name="P1">Free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5.2cm" svg:y1="17.7cm" svg:x2="17.1cm" svg:y2="17.7cm">
          <text:p/>
        </draw:line>
        <draw:custom-shape draw:style-name="gr9" draw:text-style-name="P5" draw:layer="layout" svg:width="3.8cm" svg:height="1.6cm" svg:x="17cm" svg:y="16.8cm">
          <text:p text:style-name="P1">New train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9cm" svg:height="1.5cm" svg:x="22.8cm" svg:y="16.8cm">
          <text:p text:style-name="P1">Dashboard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0.8cm" svg:y1="17.8cm" svg:x2="22.9cm" svg:y2="17.8cm">
          <text:p/>
        </draw:line>
        <draw:custom-shape draw:style-name="gr11" draw:text-style-name="P6" draw:layer="layout" svg:width="3.1cm" svg:height="1.4cm" svg:x="24.4cm" svg:y="18.2cm">
          <text:p text:style-name="P1">+ repaint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.8cm" svg:height="5.2cm" svg:x="20.5cm" svg:y="8.1cm">
          <text:p text:style-name="P1"><text:span text:style-name="T1">Dashboard</text:span></text:p>
          <text:p text:style-name="P2">Line line</text:p>
          <text:p text:style-name="P2">Train&lt;&gt; trains</text:p>
          <text:p text:style-name="P2">Graphics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.806cm" svg:y1="14.517cm" svg:x2="2cm" svg:y2="16.9cm">
          <text:p/>
        </draw:line>
        <draw:custom-shape draw:style-name="gr11" draw:text-style-name="P6" draw:layer="layout" svg:width="3.1cm" svg:height="1.4cm" svg:x="20.2cm" svg:y="18.1cm">
          <text:p text:style-name="P1">Add</text:p>
          <text:p text:style-name="P1">+ start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.6cm" svg:height="1.4cm" svg:x="4.1cm" svg:y="18cm">
          <text:p text:style-name="P1">get1stcanton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.6cm" svg:height="1.4cm" svg:x="14.2cm" svg:y="17.5cm">
          <text:p text:style-name="P1">ye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6T14:12:32.524763113</meta:creation-date>
    <dc:date>2018-01-27T09:59:57.046486364</dc:date>
    <meta:editing-duration>PT29M5S</meta:editing-duration>
    <meta:editing-cycles>20</meta:editing-cycles>
    <meta:generator>LibreOffice/5.3.7.2$Linux_X86_64 LibreOffice_project/6b8ed514a9f8b44d37a1b96673cbbdd077e24059</meta:generator>
    <meta:document-statistic meta:object-count="19"/>
  </office:meta>
</office:document-meta>
</file>